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draw:frame presentation:style-name="pr1" draw:layer="layout" svg:width="25.199cm" svg:height="3.506cm" svg:x="1.4cm" svg:y="0.837cm" presentation:class="title">
          <draw:text-box>
            <text:p>Projet<text:line-break/>Cueillette exploratoir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résentation du suj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tivations</text:p>
                <text:list>
                  <text:list-item>
                    <text:p>Challenge</text:p>
                  </text:list-item>
                  <text:list-item>
                    <text:p>Amène vers de l'IA</text:p>
                  </text:list-item>
                </text:list>
              </text:list-item>
              <text:list-item>
                <text:p>Langage utilisé : Java</text:p>
                <text:list>
                  <text:list-item>
                    <text:p>Eclipse</text:p>
                  </text:list-item>
                  <text:list-item>
                    <text:p>GitHu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Problématiq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lémenter une stratégie d'exploration aléatoire et une suivant le Vol de Lévy</text:p>
              </text:list-item>
              <text:list-item>
                <text:p>Comparer les résulta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Explication Vol de Lév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incipe : déplacement aléatoire sur une zone puis vol vers une autre zone</text:p>
              </text:list-item>
              <text:list-item>
                <text:p>Formule implémentée : tirages gaussiens, 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Résulta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éatoire / Lévy</text:p>
              </text:list-item>
              <text:list-item>
                <text:p>Répartition aléatoire / paque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Résulta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illeurs paramètres trouvés pour le vo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Autres stratégies d'explo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éplacement case par case</text:p>
              </text:list-item>
              <text:list-item>
                <text:p>Justification : autre perception du terrain</text:p>
                <text:p/>
              </text:list-item>
              <text:list-item>
                <text:p>Délaisser les zones déjà explorées</text:p>
              </text:list-item>
              <text:list-item>
                <text:p>Justification : meilleure perception du terrain par les ag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Présentation interfac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ujours un moyen d'améliorer les déplacements avec d'autres paramètres et fonctionnalités</text:p>
              </text:list-item>
              <text:list-item>
                <text:p>Des questions 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44:11.813000000</meta:creation-date>
    <dc:date>2016-11-22T08:43:10.966000000</dc:date>
    <meta:editing-duration>PT3H31M50S</meta:editing-duration>
    <meta:editing-cycles>30</meta:editing-cycles>
    <meta:generator>LibreOffice/5.0.5.2$Windows_x86 LibreOffice_project/55b006a02d247b5f7215fc6ea0fde844b30035b3</meta:generator>
    <meta:document-statistic meta:object-count="56"/>
  </office:meta>
</office:document-meta>
</file>